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ataloguePricingUpdate-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ataloguePricingUpdate">
            <text:p>CataloguePricingUpdate</text:p>
          </table:table-cell>
          <table:table-cell table:style-name="ce8" office:value-type="string" office:string-value="Catalogue Pricing Update. Details">
            <text:p>Catalogue Pricing Update. Details</text:p>
          </table:table-cell>
          <table:table-cell table:style-name="ce8" office:value-type="string" office:string-value=""/>
          <table:table-cell table:style-name="ce8" office:value-type="string" office:string-value="Catalogue Pricing Update">
            <text:p>Catalogue Pricing Upda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update information about prices in an existing Catalogue.">
            <text:p>A document used to update information about prices in an existing Catalogu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atalogue Pricing Update. UBL Version Identifier. Identifier">
            <text:p>Catalogue Pricing Update. UBL Vers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atalogue Pricing Update. Customization Identifier. Identifier">
            <text:p>Catalogue Pricing Update. Customizat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atalogue Pricing Update. Profile Identifier. Identifier">
            <text:p>Catalogue Pricing Update. Profile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subset of UBL being used.">
            <text:p>Identifies a user-defined profile of the subset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atalogue Pricing Update. Profile Execution Identifier. Identifier">
            <text:p>Catalogue Pricing Update. Profile Execution Identifier.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atalogue Pricing Update. Identifier">
            <text:p>Catalogue Pricing Update.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atalogue Pricing Update. UUID. Identifier">
            <text:p>Catalogue Pricing Update. UUID.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Name">
            <text:p>Name</text:p>
          </table:table-cell>
          <table:table-cell office:value-type="string" table:style-name="ce9" office:string-value="Catalogue Pricing Update. Name">
            <text:p>Catalogue Pricing Update. Na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9]&lt;&gt;&quot;&quot;;CONCATENATE([.F9];&quot; &quot;;[.G9]);[.G9])"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9]&lt;&gt;&quot;&quot;;CONCATENATE([.J9];&quot;_ &quot;;[.I9];&quot;. Type&quot;);CONCATENATE([.I9];&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Seasonal Promotion ">
            <text:p><text:s/>Seasonal Promotion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Catalogue Pricing Update. Issue Date. Date">
            <text:p>Catalogue Pricing Update. Issue Date. Dat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Catalogue Pricing Update. Issue Time. Time">
            <text:p>Catalogue Pricing Update. Issue Time. Ti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RevisionDate">
            <text:p>RevisionDate</text:p>
          </table:table-cell>
          <table:table-cell office:value-type="string" table:style-name="ce9" office:string-value="Catalogue Pricing Update. Revision Date. Date">
            <text:p>Catalogue Pricing Update. Revision Date. Dat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Date">
            <text:p>Date</text:p>
          </table:table-cell>
          <table:table-cell office:value-type="string" table:style-name="ce11" table:formula="of:=IF([.F12]&lt;&gt;&quot;&quot;;CONCATENATE([.F12];&quot; &quot;;[.G12]);[.G12])" office:string-value="Revision Date">
            <text:p>Revision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ller, on which the Catalogue was revised.">
            <text:p>The date, assigned by the seller, on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RevisionTime">
            <text:p>RevisionTime</text:p>
          </table:table-cell>
          <table:table-cell office:value-type="string" table:style-name="ce9" office:string-value="Catalogue Pricing Update. Revision Time. Time">
            <text:p>Catalogue Pricing Update. Revision Time. Time</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Revision">
            <text:p>Revision</text:p>
          </table:table-cell>
          <table:table-cell office:value-type="string" table:style-name="ce9" office:string-value="Time">
            <text:p>Time</text:p>
          </table:table-cell>
          <table:table-cell office:value-type="string" table:style-name="ce11" table:formula="of:=IF([.F13]&lt;&gt;&quot;&quot;;CONCATENATE([.F13];&quot; &quot;;[.G13]);[.G13])" office:string-value="Revision Time">
            <text:p>Revision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ller, at which the Catalogue was revised.">
            <text:p>The time, assigned by the seller, at which the Catalogue was revis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Catalogue Pricing Update. Note. Text">
            <text:p>Catalogue Pricing Update. Note. Text</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escription">
            <text:p>Description</text:p>
          </table:table-cell>
          <table:table-cell office:value-type="string" table:style-name="ce9" office:string-value="Catalogue Pricing Update. Description. Text">
            <text:p>Catalogue Pricing Update. Description. Text</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5]&lt;&gt;&quot;&quot;;CONCATENATE([.F15];&quot; &quot;;[.G15]);[.G15])"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5]&lt;&gt;&quot;&quot;;CONCATENATE([.J15];&quot;_ &quot;;[.I15];&quot;. Type&quot;);CONCATENATE([.I15];&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Describes the Catalogue Revision.">
            <text:p>Describes the Catalogue Revision.</text:p>
          </table:table-cell>
          <table:table-cell office:value-type="string" table:style-name="ce9" office:string-value="adjustment of prices for Christmas trading period ">
            <text:p><text:s text:c="2"/>adjustment of prices for Christmas trading period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VersionID">
            <text:p>VersionID</text:p>
          </table:table-cell>
          <table:table-cell office:value-type="string" table:style-name="ce9" office:string-value="Catalogue Pricing Update. Version. Identifier">
            <text:p>Catalogue Pricing Update. Version. Identifier</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6]&lt;&gt;&quot;&quot;;CONCATENATE([.F16];&quot; &quot;;[.G16]);[.G16])"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the current version of the catalogue.">
            <text:p>Indicates the current version of the catalogue.</text:p>
          </table:table-cell>
          <table:table-cell office:value-type="string" table:style-name="ce9" office:string-value="1.1 ">
            <text:p><text:s/>1.1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Catalogue Pricing Update. Line Count. Numeric">
            <text:p>Catalogue Pricing Update. Line Count. Numeric</text:p>
          </table:table-cell>
          <table:table-cell table:style-name="ce9" office:value-type="string" office:string-value=""/>
          <table:table-cell office:value-type="string" table:style-name="ce9" office:string-value="Catalogue Pricing Update">
            <text:p>Catalogue Pricing Updat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lines in the document.">
            <text:p>The number of lines in the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ValidityPeriod">
            <text:p>ValidityPeriod</text:p>
          </table:table-cell>
          <table:table-cell table:style-name="ce10" office:value-type="string" office:string-value="Catalogue Pricing Update. Validity_ Period. Period">
            <text:p>Catalogue Pricing Update. Validity_ Period. Period</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18]"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eriod, assigned by the seller, during which the information in the Catalogue Revision is effective. This may be given as start and end dates or as a duration.">
            <text:p>A period, assigned by the seller, during which the information in the Catalogue Revision is effective. This may be given as start and end dates or as a duratio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latedCatalogueReference">
            <text:p>RelatedCatalogueReference</text:p>
          </table:table-cell>
          <table:table-cell table:style-name="ce10" office:value-type="string" office:string-value="Catalogue Pricing Update. Related_ Catalogue Reference. Catalogue Reference">
            <text:p>Catalogue Pricing Update. Related_ Catalogue Reference. Catalogue Referenc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lated">
            <text:p>Related</text:p>
          </table:table-cell>
          <table:table-cell table:style-name="ce10" office:value-type="string" office:string-value=""/>
          <table:table-cell table:style-name="ce10" office:value-type="string" office:string-value=""/>
          <table:table-cell table:style-name="ce10" table:formula="of:=[.M19]" office:value-type="string" office:string-value="Catalogue Reference">
            <text:p>Catalogue Reference</text:p>
          </table:table-cell>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Reference">
            <text:p>Catalogue Reference</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A reference to the Catalogue being updated.">
            <text:p>A reference to the Catalogue being upd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Contract">
            <text:p>ReferencedContract</text:p>
          </table:table-cell>
          <table:table-cell table:style-name="ce10" office:value-type="string" office:string-value="Catalogue Pricing Update. Referenced_ Contract. Contract">
            <text:p>Catalogue Pricing Update. Referenced_ Contract. Contract</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Contract">
            <text:p>Contract</text:p>
          </table:table-cell>
          <table:table-cell table:style-name="ce10" office:value-type="string"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tract">
            <text:p>Contrac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tract or framework agreement with which the Catalogue is associated.">
            <text:p>A contract or framework agreement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Catalogue Pricing Update. Signature">
            <text:p>Catalogue Pricing Update. Signatur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ProviderParty">
            <text:p>ProviderParty</text:p>
          </table:table-cell>
          <table:table-cell table:style-name="ce10" office:value-type="string" office:string-value="Catalogue Pricing Update. Provider_ Party. Party">
            <text:p>Catalogue Pricing Update. Provider_ Party.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Provider">
            <text:p>Provid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e Catalogue Pricing Update.">
            <text:p>The party sending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ReceiverParty">
            <text:p>ReceiverParty</text:p>
          </table:table-cell>
          <table:table-cell table:style-name="ce10" office:value-type="string" office:string-value="Catalogue Pricing Update. Receiver_ Party. Party">
            <text:p>Catalogue Pricing Update. Receiver_ Party.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e Catalogue Pricing Update.">
            <text:p>The party receiving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10" office:value-type="string" office:string-value="Catalogue Pricing Update. Seller_ Supplier Party. Supplier Party">
            <text:p>Catalogue Pricing Update. Seller_ Supplier Party. Supplier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4]"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ContractorCustomerParty">
            <text:p>ContractorCustomerParty</text:p>
          </table:table-cell>
          <table:table-cell table:style-name="ce10" office:value-type="string" office:string-value="Catalogue Pricing Update. Contractor_ Customer Party. Customer Party">
            <text:p>Catalogue Pricing Update. Contractor_ Customer Party. Customer Party</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Contractor">
            <text:p>Contractor</text:p>
          </table:table-cell>
          <table:table-cell table:style-name="ce10" office:value-type="string" office:string-value=""/>
          <table:table-cell table:style-name="ce10" office:value-type="string" office:string-value=""/>
          <table:table-cell table:style-name="ce10" table:formula="of:=[.M25]"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customer party responsible for the contracts with which the Catalogue is associated.">
            <text:p>The customer party responsible for the contracts with which the Catalogue is associa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TradingTerms">
            <text:p>TradingTerms</text:p>
          </table:table-cell>
          <table:table-cell table:style-name="ce10" office:value-type="string" office:string-value="Catalogue Pricing Update. Trading Terms">
            <text:p>Catalogue Pricing Update. Trading Terms</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Trading Terms">
            <text:p>Trading Terms</text:p>
          </table:table-cell>
          <table:table-cell table:style-name="ce10" office:value-type="string" office:string-value="Trading Terms">
            <text:p>Trading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ding Terms">
            <text:p>Trading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ding terms associated with the Catalogue.">
            <text:p>The trading terms associated with the Catalogu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efaultLanguage">
            <text:p>DefaultLanguage</text:p>
          </table:table-cell>
          <table:table-cell table:style-name="ce10" office:value-type="string" office:string-value="Catalogue Pricing Update. Default_ Language. Language">
            <text:p>Catalogue Pricing Update. Default_ Language. Languag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Default">
            <text:p>Default</text:p>
          </table:table-cell>
          <table:table-cell table:style-name="ce10" office:value-type="string" office:string-value=""/>
          <table:table-cell table:style-name="ce10" office:value-type="string" office:string-value=""/>
          <table:table-cell table:style-name="ce10" table:formula="of:=[.M27]" office:value-type="string" office:string-value="Language">
            <text:p>Language</text:p>
          </table:table-cell>
          <table:table-cell table:style-name="ce10" office:value-type="string" office:string-value="Language">
            <text:p>Langu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Language">
            <text:p>Languag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default language for the catalogue pricing update.">
            <text:p>The default language for the catalogue pricing updat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CataloguePricingUpdateLine">
            <text:p>CataloguePricingUpdateLine</text:p>
          </table:table-cell>
          <table:table-cell table:style-name="ce10" office:value-type="string" office:string-value="Catalogue Pricing Update. Catalogue Pricing Update Line">
            <text:p>Catalogue Pricing Update. Catalogue Pricing Update Line</text:p>
          </table:table-cell>
          <table:table-cell table:style-name="ce10" office:value-type="string" office:string-value=""/>
          <table:table-cell table:style-name="ce10" office:value-type="string" office:string-value="Catalogue Pricing Update">
            <text:p>Catalogue Pricing Upd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Catalogue Pricing Update Line">
            <text:p>Catalogue Pricing Update Line</text:p>
          </table:table-cell>
          <table:table-cell table:style-name="ce10" office:value-type="string" office:string-value="Catalogue Pricing Update Line">
            <text:p>Catalogue Pricing Update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atalogue Pricing Update Line">
            <text:p>Catalogue Pricing Update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One or more lines in the Catalogue Pricing Update, each line updating a specific catalogue item.">
            <text:p>One or more lines in the Catalogue Pricing Update, each line updating a specific catalogue item.</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